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color="#ff4000" loext:opacity="100%" fo:font-size="14pt" officeooo:rsid="00166cab" officeooo:paragraph-rsid="00166cab" style:font-size-asian="14pt" style:font-size-complex="14pt"/>
    </style:style>
    <style:style style:name="P2" style:family="paragraph" style:parent-style-name="Standard">
      <style:text-properties fo:color="#ff4000" loext:opacity="100%" fo:font-size="14pt" officeooo:rsid="00166cab" officeooo:paragraph-rsid="00166cab" style:font-size-asian="14pt" style:font-size-complex="14pt"/>
    </style:style>
    <style:style style:name="P3" style:family="paragraph" style:parent-style-name="Text_20_body">
      <style:text-properties fo:color="#ff4000" loext:opacity="100%" fo:font-size="14pt" officeooo:rsid="00166cab" officeooo:paragraph-rsid="00166cab" style:font-size-asian="14pt" style:font-size-complex="14pt"/>
    </style:style>
    <style:style style:name="P4" style:family="paragraph" style:parent-style-name="Standard">
      <style:text-properties fo:color="#c9211e" loext:opacity="100%" fo:font-size="14pt" officeooo:rsid="0014e388" officeooo:paragraph-rsid="0014e388" style:font-size-asian="14pt" style:font-size-complex="14pt"/>
    </style:style>
    <style:style style:name="P5" style:family="paragraph" style:parent-style-name="Standard">
      <style:text-properties fo:color="#c9211e" loext:opacity="100%" fo:font-size="14pt" officeooo:rsid="0013be9b" officeooo:paragraph-rsid="0013be9b" style:font-size-asian="14pt" style:font-size-complex="14pt"/>
    </style:style>
    <style:style style:name="P6" style:family="paragraph" style:parent-style-name="Standard">
      <style:text-properties fo:font-size="14pt" officeooo:rsid="0013be9b" officeooo:paragraph-rsid="0013be9b" style:font-size-asian="14pt" style:font-size-complex="14pt"/>
    </style:style>
    <style:style style:name="P7" style:family="paragraph" style:parent-style-name="Standard">
      <style:text-properties style:use-window-font-color="true" loext:opacity="0%" fo:font-size="14pt" officeooo:rsid="0014e388" officeooo:paragraph-rsid="0014e388" style:font-size-asian="14pt" style:font-size-complex="14pt"/>
    </style:style>
    <style:style style:name="P8" style:family="paragraph" style:parent-style-name="Standard">
      <style:text-properties fo:color="#000000" loext:opacity="100%" fo:font-size="14pt" officeooo:rsid="00166cab" officeooo:paragraph-rsid="00166cab" style:font-size-asian="14pt" style:font-size-complex="14pt"/>
    </style:style>
    <style:style style:name="P9" style:family="paragraph" style:parent-style-name="Text_20_body">
      <style:text-properties officeooo:paragraph-rsid="0022c5b8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4e388"/>
    </style:style>
    <style:style style:name="T2" style:family="text">
      <style:text-properties officeooo:rsid="001669d4"/>
    </style:style>
    <style:style style:name="T3" style:family="text">
      <style:text-properties fo:color="#000000" loext:opacity="100%"/>
    </style:style>
    <style:style style:name="T4" style:family="text">
      <style:text-properties officeooo:rsid="001695b1"/>
    </style:style>
    <style:style style:name="T5" style:family="text">
      <style:text-properties fo:color="#ff4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jango</text:p>
      <text:p text:style-name="P6">is a web application frame work base on python</text:p>
      <text:p text:style-name="P6"/>
      <text:p text:style-name="P6"/>
      <text:p text:style-name="P6">1_create a virtual environment <text:span text:style-name="T1">and activate</text:span></text:p>
      <text:p text:style-name="P4">virtualenv venv</text:p>
      <text:p text:style-name="P5">source venv/bin/activate</text:p>
      <text:p text:style-name="P4">(to de active venv -→deactivate)</text:p>
      <text:p text:style-name="P4"/>
      <text:p text:style-name="P4"/>
      <text:p text:style-name="P7">2-Django <text:span text:style-name="T2">start a project</text:span></text:p>
      <text:p text:style-name="P2"><text:tab/>django-admin.py start_project <text:s/>&lt;project_name&gt;</text:p>
      <text:p text:style-name="P2"/>
      <text:p text:style-name="P8">3-migration</text:p>
      <text:p text:style-name="P2"/>
      <text:p text:style-name="P2">python manage.py makemigration<text:span text:style-name="T4">s</text:span> <text:s text:c="3"/><text:span text:style-name="T3">→ <text:s/>to see changes in models</text:span></text:p>
      <text:p text:style-name="P2"/>
      <text:p text:style-name="P2">python manage.py migrate <text:s text:c="2"/><text:span text:style-name="T3">→ to apply changes to db</text:span></text:p>
      <text:p text:style-name="P2"/>
      <text:p text:style-name="P2">____________________________________________________</text:p>
      <text:p text:style-name="P2"/>
      <text:p text:style-name="P3"><text:span text:style-name="T3">create a new app in your project. Let’s name it </text:span><text:span text:style-name="Source_20_Text"><text:span text:style-name="T3">dashboard</text:span></text:span><text:span text:style-name="T3">:</text:span></text:p>
      <text:p text:style-name="Text_20_body"><text:span text:style-name="Source_20_Text"><text:span text:style-name="T5">python manage.py startapp dashboard</text:span></text:span></text:p>
      <text:p text:style-name="Text_20_body"><text:span text:style-name="Source_20_Text"/></text:p>
      <text:p text:style-name="Text_20_body"><text:span text:style-name="Source_20_Text">Now we see a new directory within the project. It contains the following files:</text:span></text:p>
      <text:p text:style-name="Text_20_body"><text:span text:style-name="Source_20_Text"><text:span text:style-name="T5">__init__.py</text:span></text:span> to make Python treat it as a package</text:p>
      <text:p text:style-name="Text_20_body"><text:span text:style-name="Source_20_Text"><text:span text:style-name="T5">admin.py</text:span></text:span> - settings for the Django admin pages</text:p>
      <text:p text:style-name="Text_20_body"><text:span text:style-name="Source_20_Text"><text:span text:style-name="T5">apps.py</text:span></text:span><text:span text:style-name="T5"> </text:span>- settings for app’s configs</text:p>
      <text:p text:style-name="Text_20_body"><text:span text:style-name="Source_20_Text"><text:span text:style-name="T5">models.py</text:span></text:span><text:span text:style-name="T5"> </text:span>- classes that will be converted to database tables by the Django’s ORM</text:p>
      <text:p text:style-name="Text_20_body"><text:span text:style-name="Source_20_Text"><text:span text:style-name="T5">tests.py</text:span></text:span> - test classes</text:p>
      <text:p text:style-name="Text_20_body"><text:span text:style-name="Source_20_Text"><text:span text:style-name="T5">views.py</text:span></text:span><text:span text:style-name="T5"> </text:span>- functions &amp; classes that define how the data is displayed in the templates</text:p>
      <text:p text:style-name="Text_20_body">Afterward, it’s necessary to register the app in the project</text:p>
      <text:p text:style-name="Text_20_body"/>
      <text:p text:style-name="Text_20_body"><text:span text:style-name="Source_20_Text">analytics_project/settings.py</text:span></text:p>
      <text:p text:style-name="Text_20_body"><text:span text:style-name="Source_20_Text"/></text:p>
      <text:p text:style-name="Preformatted_20_Text"><text:soft-page-break/><text:span text:style-name="Source_20_Text">INSTALLED_APPS = [</text:span></text:p>
      <text:p text:style-name="Preformatted_20_Text"><text:span text:style-name="Source_20_Text"><text:s text:c="8"/>'django.contrib.admin',</text:span></text:p>
      <text:p text:style-name="Preformatted_20_Text"><text:span text:style-name="Source_20_Text"><text:s text:c="4"/>'django.contrib.auth',</text:span></text:p>
      <text:p text:style-name="Preformatted_20_Text"><text:span text:style-name="Source_20_Text"><text:s text:c="4"/>'django.contrib.contenttypes',</text:span></text:p>
      <text:p text:style-name="Preformatted_20_Text"><text:span text:style-name="Source_20_Text"><text:s text:c="4"/>'django.contrib.sessions',</text:span></text:p>
      <text:p text:style-name="Preformatted_20_Text"><text:span text:style-name="Source_20_Text"><text:s text:c="4"/>'django.contrib.messages',</text:span></text:p>
      <text:p text:style-name="Preformatted_20_Text"><text:span text:style-name="Source_20_Text"><text:s text:c="4"/>'django.contrib.staticfiles',</text:span></text:p>
      <text:p text:style-name="Preformatted_20_Text"><text:span text:style-name="Source_20_Text"><text:s text:c="4"/>'dashboard',]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___________________________________________________________________________________</text:span></text:p>
      <text:h text:style-name="Heading_20_2" text:outline-level="2"><text:bookmark text:name="views"/><text:span text:style-name="Source_20_Text">Views</text:span></text:h>
      <text:p text:style-name="Text_20_body"><text:line-break/>In the <text:span text:style-name="Source_20_Text"><text:span text:style-name="T5">dashboard/views.py</text:span></text:span></text:p>
      <text:p text:style-name="Text_20_body"><text:span text:style-name="Source_20_Text"/></text:p>
      <text:p text:style-name="Text_20_body"><text:span text:style-name="Source_20_Text">Its request argument, an instance of HttpRequestObject, contains information about the request, e.g., the used HTTP method (GET or POST)</text:span></text:p>
      <text:p text:style-name="P2">______________________________________________</text:p>
      <text:h text:style-name="P1" text:outline-level="2"><text:bookmark text:name="connecting-data-to-flexmonster"/>Connecting data to Flexmonster</text:h>
      <text:p text:style-name="Text_20_body"/>
      <text:p text:style-name="Text_20_body">Let's figure out how to pass the data from your model to the data visualization tool on the front end.</text:p>
      <text:p text:style-name="Text_20_body">we can follow two different approaches:</text:p>
      <text:list xml:id="list585710987" text:style-name="L1">
        <text:list-item>
          <text:p text:style-name="P11"><text:span text:style-name="Emphasis">Using the request-response cycle.</text:span> We can use Python and the Django template engine to write JavaScript code directly in the template.</text:p>
          <text:p text:style-name="P11"/>
        </text:list-item>
        <text:list-item>
          <text:p text:style-name="P10"><text:span text:style-name="Emphasis">Using an async request (AJAX)</text:span> that returns the data in JSON.</text:p>
          <text:p text:style-name="P10"/>
        </text:list-item>
      </text:list>
      <text:p text:style-name="P9">In my mind, the second one is the most convenient because of a number of reasons. </text:p>
      <text:p text:style-name="P9"><text:tab/>First of all, Flexmonster understands JSON. To be precise, it can accept an array of JSON objects as input data. </text:p>
      <text:p text:style-name="P9"><text:tab/>Another benefit of using async requests is the better page loading speed and more maintainable code.</text:p>
      <text:p text:style-name="Text_20_body"/>
      <text:p text:style-name="Text_20_body">Within the ajax call, we make a request based on the URL contained in the <text:span text:style-name="Source_20_Text">data-URL</text:span> property. Then we tell the ajax request that we expect a JSON object to be returned (defined by <text:span text:style-name="Source_20_Text">dataType</text:span>).</text:p>
      <text:p text:style-name="Text_20_body"><text:soft-page-break/>Once the request is completed, the JSON response returned by our server is set to the <text:span text:style-name="Source_20_Text">data</text:span> parameter, and the pivot table, filled with this data, is rendered.</text:p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8:30:16.864972298</meta:creation-date>
    <dc:date>2023-07-02T01:43:02.365543947</dc:date>
    <meta:editing-duration>P1DT15H59M47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48" meta:word-count="365" meta:character-count="2519" meta:non-whitespace-character-count="2159"/>
  </office:meta>
</office:document-meta>
</file>